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177cm"/>
    </style:style>
    <style:style style:name="pr2" style:family="presentation" style:parent-style-name="Default-outline1">
      <style:graphic-properties fo:min-height="11.181cm"/>
    </style:style>
    <style:style style:name="pr3" style:family="presentation" style:parent-style-name="Default-notes">
      <style:graphic-properties draw:fill-color="#ffffff" fo:min-height="11.749cm"/>
    </style:style>
    <style:style style:name="pr4" style:family="presentation" style:parent-style-name="Default-title">
      <style:graphic-properties fo:min-height="2.92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1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fo:font-style="normal" style:font-size-asian="28pt" style:font-style-asian="normal" style:font-size-complex="28pt" style:font-style-complex="normal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952cm"/>
        <style:text-properties fo:font-family="StarSymbol" style:font-charset="x-symbol" fo:color="#40458c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40458c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40458c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40458c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40458c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40458c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0.946cm" svg:height="3.177cm" svg:x="2.514cm" svg:y="0.845cm" presentation:class="title">
          <draw:text-box>
            <text:p>Why did we extend clojure.contrib.monads?</text:p>
          </draw:text-box>
        </draw:frame>
        <draw:frame presentation:style-name="pr2" draw:layer="layout" svg:width="21.59cm" svg:height="12.556cm" svg:x="2.417cm" svg:y="4.895cm" presentation:class="outline" presentation:user-transformed="true">
          <draw:text-box>
            <text:list text:style-name="L2">
              <text:list-item>
                <text:p>We built a modular, monadic interpreter </text:p>
                <text:list>
                  <text:list-item>
                    <text:p>Effect requirements: errors, mutable state, continuations, logging and an environment</text:p>
                  </text:list-item>
                </text:list>
              </text:list-item>
              <text:list-item>
                <text:p>This requires new monads</text:p>
                <text:list>
                  <text:list-item>
                    <text:p>error-m</text:p>
                  </text:list-item>
                  <text:list-item>
                    <text:p>env-m [for completeness and testing]</text:p>
                  </text:list-item>
                </text:list>
              </text:list-item>
              <text:list-item>
                <text:p>Also new monad transformers</text:p>
                <text:list>
                  <text:list-item>
                    <text:p>cont-t </text:p>
                  </text:list-item>
                  <text:list-item>
                    <text:p>env-t</text:p>
                  </text:list-item>
                  <text:list-item>
                    <text:p>writer-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1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0.946cm" svg:height="3.177cm" svg:x="2.514cm" svg:y="0.845cm" presentation:class="title">
          <draw:text-box>
            <text:p>Interpreter modularity requirements</text:p>
          </draw:text-box>
        </draw:frame>
        <draw:frame presentation:style-name="pr2" draw:text-style-name="P1" draw:layer="layout" svg:width="21.59cm" svg:height="13.283cm" svg:x="2.417cm" svg:y="4.895cm" presentation:class="outline" presentation:user-transformed="true">
          <draw:text-box>
            <text:list text:style-name="L2">
              <text:list-item>
                <text:p text:style-name="P1"><text:span text:style-name="T1">Our interpreter languages are built out of plug-and-play language fragments</text:span></text:p>
              </text:list-item>
              <text:list-item>
                <text:p text:style-name="P1"><text:span text:style-name="T1">The interpreter monad is refined independently of the language fragments</text:span></text:p>
              </text:list-item>
              <text:list-item>
                <text:p text:style-name="P1"><text:span text:style-name="T1">Changing the monad stack should affect the fragments and their assembly as little as possible</text:span></text:p>
              </text:list-item>
              <text:list-item>
                <text:p text:style-name="P1"><text:span text:style-name="T1">Unfortunately, top-level functions as monad operations are not modular</text:span></text:p>
              </text:list-item>
              <text:list-item>
                <text:p text:style-name="P1"><text:span text:style-name="T1">Their implementation must change when the structure of the monad stack changes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2" presentation:class="page"/>
          <draw:frame presentation:style-name="pr3" draw:text-style-name="P2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 presentation:user-transformed="true">
          <draw:text-box>
            <text:p>Implemenation possibilities</text:p>
          </draw:text-box>
        </draw:frame>
        <draw:frame presentation:style-name="pr2" draw:text-style-name="P3" draw:layer="layout" svg:width="21.59cm" svg:height="12.099cm" svg:x="2.417cm" svg:y="4.895cm" presentation:class="outline" presentation:user-transformed="true">
          <draw:text-box>
            <text:list text:style-name="L2">
              <text:list-item>
                <text:p text:style-name="P3"><text:span text:style-name="T2">Different functions for each monad stack variation?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Combinatorial explosion of operation variants</text:span></text:p>
                  </text:list-item>
                  <text:list-item>
                    <text:p text:style-name="P3"><text:span text:style-name="T3">Operation variants need to be matched to monads (difficult and error-prone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Better alternative: operation lifting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>Compute</text:span><text:span text:style-name="T3"> the changes in monad operations when the transformer stack changes </text:span></text:p>
                  </text:list-item>
                  <text:list-item>
                    <text:p text:style-name="P3"><text:span text:style-name="T3">Haskell implements lifting with typeclasses</text:span></text:p>
                  </text:list-item>
                  <text:list-item>
                    <text:p text:style-name="P3"><text:span text:style-name="T3">Problem: this is a dynamically typed set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3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Solution</text:p>
          </draw:text-box>
        </draw:frame>
        <draw:frame presentation:style-name="pr2" draw:text-style-name="P3" draw:layer="layout" svg:width="21.59cm" svg:height="13.544cm" svg:x="2.417cm" svg:y="4.895cm" presentation:class="outline" presentation:user-transformed="true">
          <draw:text-box>
            <text:list text:style-name="L2">
              <text:list-item>
                <text:p text:style-name="P3"><text:span text:style-name="T5">Add some indirection – monadic operations are now retrieved via the monad structure</text:span></text:p>
              </text:list-item>
              <text:list-item>
                <text:p text:style-name="P3"><text:span text:style-name="T5">with-monad, domonad, etc. make these structure fields available as bound identifiers</text:span></text:p>
              </text:list-item>
              <text:list-item>
                <text:p text:style-name="P3"><text:span text:style-name="T5">Monad transformers implement “uniform operation lifting” behind-the-scenes </text:span></text:p>
                <text:list>
                  <text:list-item>
                    <text:p><text:span text:style-name="T5">This depends on some carefully-chosen auxiliary functions</text:span></text:p>
                  </text:list-item>
                </text:list>
              </text:list-item>
              <text:list-item>
                <text:p text:style-name="P3"><text:span text:style-name="T5">Modified library at: </text:span><text:span text:style-name="T5"><text:line-break/></text:span><text:span text:style-name="T5">monad-tutorial/clojure/newmonads.clj</text:span></text:p>
              </text:list-item>
              <text:list-item>
                <text:p text:style-name="P3"><text:span text:style-name="T5">This library is not polished (yet) – it just met our requirements for this tutorial example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4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New monad operations</text:p>
          </draw:text-box>
        </draw:frame>
        <draw:frame presentation:style-name="pr2" draw:text-style-name="P4" draw:layer="layout" svg:width="21.59cm" svg:height="11.181cm" svg:x="2.417cm" svg:y="4.895cm" presentation:class="outline" presentation:user-transformed="true">
          <draw:text-box>
            <text:list text:style-name="L2">
              <text:list-item>
                <text:p><text:span text:style-name="T6">Error monad - m-fail</text:span></text:p>
              </text:list-item>
              <text:list-item>
                <text:p><text:span text:style-name="T6">State monad – m-get, m-put</text:span></text:p>
              </text:list-item>
              <text:list-item>
                <text:p><text:span text:style-name="T6">Environment monad – m-capture-env, m-local-env</text:span></text:p>
              </text:list-item>
              <text:list-item>
                <text:p><text:span text:style-name="T6">Continuation monad – m-call-cc</text:span></text:p>
              </text:list-item>
              <text:list-item>
                <text:p><text:span text:style-name="T6">Writer monad – m-write, m-listen, m-censor</text:span></text:p>
              </text:list-item>
              <text:list-item>
                <text:p><text:span text:style-name="T6">All optional, like m-zero and m-plus</text:span><text:span text:style-name="T6"><text:line-break/></text:span><text:span text:style-name="T6"/></text:p>
              </text:list-item>
              <text:list-item>
                <text:p><text:span text:style-name="T5">What happens if you have more than one kind of the same monad in the stack? </text:span><text:span text:style-name="T5"><text:line-break/></text:span><text:span text:style-name="T5">(e.g. state-t (state-m))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5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">
            <style:list-level-properties/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2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end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946cm" svg:height="3.176cm" svg:x="2.514cm" svg:y="0.845cm" presentation:class="title" presentation:placeholder="true">
        <draw:text-box/>
      </draw:frame>
      <draw:frame presentation:style-name="Default-outline1" draw:layer="backgroundobjects" svg:width="21.59cm" svg:height="11.431cm" svg:x="2.417cm" svg:y="4.895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5.292cm" svg:height="1.271cm" svg:x="19.817cm" svg:y="17.488cm" presentation:class="page-number">
        <draw:text-box>
          <text:p text:style-name="MP4"><text:span text:style-name="MT2"><text:page-number>&lt;number&gt;</text:page-number></text:span></text:p>
        </draw:text-box>
      </draw:frame>
      <draw:line draw:style-name="Mgr3" draw:text-style-name="MP5" draw:layer="backgroundobjects" svg:x1="0.423cm" svg:y1="18.627cm" svg:x2="24.977cm" svg:y2="18.627cm">
        <text:p/>
      </draw:line>
      <draw:line draw:style-name="Mgr3" draw:text-style-name="MP5" draw:layer="backgroundobjects" svg:x1="0.423cm" svg:y1="0.423cm" svg:x2="24.977cm" svg:y2="0.423cm">
        <text:p/>
      </draw:line>
      <draw:line draw:style-name="Mgr3" draw:text-style-name="MP5" draw:layer="backgroundobjects" svg:x1="0.423cm" svg:y1="0.423cm" svg:x2="0.423cm" svg:y2="18.627cm">
        <text:p/>
      </draw:line>
      <draw:line draw:style-name="Mgr3" draw:text-style-name="MP5" draw:layer="backgroundobjects" svg:x1="24.977cm" svg:y1="0.423cm" svg:x2="24.977cm" svg:y2="18.627cm">
        <text:p/>
      </draw:line>
      <presentation:notes style:page-layout-name="PM0">
        <draw:rect draw:style-name="Mgr4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2cm" svg:height="1.33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2cm" svg:height="1.337cm" svg:x="11.50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83cm" svg:y="1.997cm" presentation:class="page"/>
        <draw:frame presentation:style-name="Default-notes" draw:layer="backgroundobjects" svg:width="16.246cm" svg:height="11.999cm" svg:x="2.037cm" svg:y="12.674cm" presentation:class="notes" presentation:placeholder="true">
          <draw:text-box/>
        </draw:frame>
        <draw:frame presentation:style-name="Mpr4" draw:text-style-name="MP7" draw:layer="backgroundobjects" svg:width="8.802cm" svg:height="1.328cm" svg:x="0cm" svg:y="25.332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2cm" svg:height="1.328cm" svg:x="11.509cm" svg:y="25.332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Ravi Nanavati</meta:initial-creator>
    <meta:creation-date>2008-01-30T15:43:00</meta:creation-date>
    <dc:date>2009-03-22T00:26:49</dc:date>
    <meta:editing-cycles>479</meta:editing-cycles>
    <meta:editing-duration>PT31H21M20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